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5in"/>
    </style:style>
    <style:style style:name="Table1.B" style:family="table-column">
      <style:table-column-properties style:column-width="1.5625in"/>
    </style:style>
    <style:style style:name="Table1.C" style:family="table-column">
      <style:table-column-properties style:column-width="2.9444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fo:font-weight="bold" officeooo:paragraph-rsid="00454b8e" style:font-weight-asian="bold" style:font-weight-complex="bold"/>
    </style:style>
    <style:style style:name="P9" style:family="paragraph" style:parent-style-name="Standard">
      <style:text-properties fo:language="es" fo:country="ES" fo:font-weight="bold" officeooo:rsid="00303614" officeooo:paragraph-rsid="00303614" fo:background-color="#ffff00" style:font-weight-asian="bold" style:font-weight-complex="bold"/>
    </style:style>
    <style:style style:name="P10" style:family="paragraph" style:parent-style-name="Standard">
      <style:text-properties fo:language="es" fo:country="ES" officeooo:rsid="0017e6b6" officeooo:paragraph-rsid="0045e4da"/>
    </style:style>
    <style:style style:name="P11" style:family="paragraph" style:parent-style-name="Standard">
      <style:text-properties fo:language="es" fo:country="ES" officeooo:rsid="00274d20" officeooo:paragraph-rsid="00303614"/>
    </style:style>
    <style:style style:name="P12" style:family="paragraph" style:parent-style-name="Standard">
      <style:text-properties fo:language="es" fo:country="ES" officeooo:rsid="00289e5f" officeooo:paragraph-rsid="00490131"/>
    </style:style>
    <style:style style:name="P13" style:family="paragraph" style:parent-style-name="Standard">
      <style:text-properties fo:language="es" fo:country="ES" officeooo:rsid="0016276b" officeooo:paragraph-rsid="0031fbb2"/>
    </style:style>
    <style:style style:name="P14" style:family="paragraph" style:parent-style-name="Standard">
      <style:text-properties fo:language="es" fo:country="ES" officeooo:rsid="0016276b" officeooo:paragraph-rsid="00337dbe"/>
    </style:style>
    <style:style style:name="P15" style:family="paragraph" style:parent-style-name="Standard">
      <style:text-properties fo:language="es" fo:country="ES" officeooo:rsid="0016276b" officeooo:paragraph-rsid="0045e4da"/>
    </style:style>
    <style:style style:name="P16" style:family="paragraph" style:parent-style-name="Standard">
      <style:text-properties fo:language="es" fo:country="ES" officeooo:rsid="0016276b" officeooo:paragraph-rsid="00490131"/>
    </style:style>
    <style:style style:name="P17" style:family="paragraph" style:parent-style-name="Standard">
      <style:text-properties fo:language="es" fo:country="ES" officeooo:rsid="0016276b" officeooo:paragraph-rsid="004dd118"/>
    </style:style>
    <style:style style:name="P18" style:family="paragraph" style:parent-style-name="Standard">
      <style:text-properties fo:language="es" fo:country="ES" officeooo:rsid="0016276b" officeooo:paragraph-rsid="0016276b"/>
    </style:style>
    <style:style style:name="P19" style:family="paragraph" style:parent-style-name="Standard">
      <style:text-properties fo:language="es" fo:country="ES" officeooo:rsid="0016276b" officeooo:paragraph-rsid="004c5e9d"/>
    </style:style>
    <style:style style:name="P20" style:family="paragraph" style:parent-style-name="Standard">
      <style:text-properties fo:language="es" fo:country="ES" officeooo:rsid="0019c8e5" officeooo:paragraph-rsid="0045e4da"/>
    </style:style>
    <style:style style:name="P21" style:family="paragraph" style:parent-style-name="Standard">
      <style:text-properties fo:language="es" fo:country="ES" officeooo:rsid="0019c8e5" officeooo:paragraph-rsid="00490131"/>
    </style:style>
    <style:style style:name="P22" style:family="paragraph" style:parent-style-name="Standard">
      <style:text-properties fo:language="es" fo:country="ES" officeooo:rsid="0019c8e5" officeooo:paragraph-rsid="004a1475"/>
    </style:style>
    <style:style style:name="P23" style:family="paragraph" style:parent-style-name="Standard">
      <style:text-properties fo:language="es" fo:country="ES" officeooo:rsid="0019c8e5" officeooo:paragraph-rsid="004dd118"/>
    </style:style>
    <style:style style:name="P24" style:family="paragraph" style:parent-style-name="Standard">
      <style:text-properties fo:language="es" fo:country="ES" officeooo:rsid="00337dbe" officeooo:paragraph-rsid="0045e4da"/>
    </style:style>
    <style:style style:name="P25" style:family="paragraph" style:parent-style-name="Standard">
      <style:text-properties fo:language="es" fo:country="ES" officeooo:rsid="00337dbe" officeooo:paragraph-rsid="00490131"/>
    </style:style>
    <style:style style:name="P26" style:family="paragraph" style:parent-style-name="Standard">
      <style:text-properties fo:language="es" fo:country="ES" officeooo:rsid="0040e882" officeooo:paragraph-rsid="0045e4da"/>
    </style:style>
    <style:style style:name="P27" style:family="paragraph" style:parent-style-name="Standard">
      <style:text-properties fo:language="es" fo:country="ES" officeooo:rsid="001a845b" officeooo:paragraph-rsid="004a1475"/>
    </style:style>
    <style:style style:name="P28" style:family="paragraph" style:parent-style-name="Standard">
      <style:text-properties fo:language="es" fo:country="ES" officeooo:rsid="00490131" officeooo:paragraph-rsid="00490131"/>
    </style:style>
    <style:style style:name="P29" style:family="paragraph" style:parent-style-name="Standard">
      <style:text-properties fo:language="es" fo:country="ES" officeooo:rsid="003807b3" officeooo:paragraph-rsid="00490131"/>
    </style:style>
    <style:style style:name="P30" style:family="paragraph" style:parent-style-name="Standard">
      <style:text-properties fo:language="es" fo:country="ES" officeooo:rsid="00454b8e" officeooo:paragraph-rsid="0045e4da"/>
    </style:style>
    <style:style style:name="P31" style:family="paragraph" style:parent-style-name="Standard">
      <style:text-properties fo:language="es" fo:country="ES" officeooo:rsid="0045e4da" officeooo:paragraph-rsid="0045e4da"/>
    </style:style>
    <style:style style:name="P32" style:family="paragraph" style:parent-style-name="Standard">
      <style:text-properties fo:language="es" fo:country="ES" officeooo:rsid="0044aa60" officeooo:paragraph-rsid="0045e4da"/>
    </style:style>
    <style:style style:name="P33" style:family="paragraph" style:parent-style-name="Standard">
      <style:text-properties fo:language="es" fo:country="ES" officeooo:paragraph-rsid="0059467c"/>
    </style:style>
    <style:style style:name="P34" style:family="paragraph" style:parent-style-name="Standard">
      <style:text-properties fo:language="es" fo:country="ES" officeooo:rsid="00637526" officeooo:paragraph-rsid="00637526"/>
    </style:style>
    <style:style style:name="P35" style:family="paragraph" style:parent-style-name="Standard">
      <style:text-properties fo:language="es" fo:country="ES" officeooo:rsid="00660593" officeooo:paragraph-rsid="00660593"/>
    </style:style>
    <style:style style:name="P36" style:family="paragraph" style:parent-style-name="Standard">
      <style:text-properties fo:language="pt" fo:country="BR"/>
    </style:style>
    <style:style style:name="P37" style:family="paragraph" style:parent-style-name="Standard">
      <style:text-properties fo:language="pt" fo:country="BR" officeooo:paragraph-rsid="00454b8e"/>
    </style:style>
    <style:style style:name="P38" style:family="paragraph" style:parent-style-name="Standard">
      <style:text-properties fo:font-size="9pt" fo:language="es" fo:country="ES" fo:font-weight="bold" style:font-size-asian="9pt" style:font-weight-asian="bold"/>
    </style:style>
    <style:style style:name="P39" style:family="paragraph" style:parent-style-name="Standard">
      <style:text-properties officeooo:paragraph-rsid="0016276b"/>
    </style:style>
    <style:style style:name="P40" style:family="paragraph" style:parent-style-name="Standard">
      <style:text-properties officeooo:paragraph-rsid="00454b8e"/>
    </style:style>
    <style:style style:name="P41" style:family="paragraph" style:parent-style-name="Inside_20_Title">
      <style:paragraph-properties fo:break-before="page"/>
      <style:text-properties fo:language="es" fo:country="ES"/>
    </style:style>
    <style:style style:name="P42" style:family="paragraph" style:parent-style-name="Standard">
      <style:paragraph-properties fo:break-before="page"/>
      <style:text-properties fo:language="es" fo:country="ES" officeooo:rsid="00303614" officeooo:paragraph-rsid="00303614"/>
    </style:style>
    <style:style style:name="P43" style:family="paragraph" style:parent-style-name="Standard">
      <style:paragraph-properties fo:break-before="page"/>
      <style:text-properties fo:font-size="16pt" fo:language="es" fo:country="ES" fo:font-weight="bold" officeooo:paragraph-rsid="004b2ecf" style:font-size-asian="16pt" style:font-weight-asian="bold" style:font-size-complex="16pt" style:font-weight-complex="bold"/>
    </style:style>
    <style:style style:name="P44" style:family="paragraph" style:parent-style-name="Standard">
      <style:paragraph-properties fo:break-before="page"/>
      <style:text-properties fo:font-size="16pt" fo:language="pt" fo:country="BR" fo:font-weight="bold" officeooo:paragraph-rsid="004b2ecf" style:font-size-asian="16pt" style:font-weight-asian="bold" style:font-size-complex="16pt" style:font-weight-complex="bold"/>
    </style:style>
    <style:style style:name="P45" style:family="paragraph" style:parent-style-name="Heading">
      <style:text-properties fo:language="es" fo:country="ES"/>
    </style:style>
    <style:style style:name="P46" style:family="paragraph" style:parent-style-name="Subtitle">
      <style:text-properties fo:language="es" fo:country="ES"/>
    </style:style>
    <style:style style:name="P47" style:family="paragraph" style:parent-style-name="Company_20_Information">
      <style:paragraph-properties style:snap-to-layout-grid="false"/>
    </style:style>
    <style:style style:name="P48" style:family="paragraph" style:parent-style-name="Company_20_Information">
      <style:text-properties fo:language="es" fo:country="ES" officeooo:rsid="005438fe" officeooo:paragraph-rsid="005438fe"/>
    </style:style>
    <style:style style:name="P49" style:family="paragraph" style:parent-style-name="Company_20_Information">
      <style:text-properties officeooo:paragraph-rsid="00546b47"/>
    </style:style>
    <style:style style:name="P50" style:family="paragraph" style:parent-style-name="Inside_20_Title">
      <style:text-properties fo:language="es" fo:country="ES"/>
    </style:style>
    <style:style style:name="P51" style:family="paragraph" style:parent-style-name="Standard">
      <style:paragraph-properties fo:margin-left="0in" fo:margin-right="0in" fo:text-indent="0in" style:auto-text-indent="false"/>
      <style:text-properties fo:language="pt" fo:country="BR"/>
    </style:style>
    <style:style style:name="P52" style:family="paragraph" style:parent-style-name="Standard">
      <style:text-properties fo:language="es" fo:country="ES" officeooo:rsid="00576e23" officeooo:paragraph-rsid="00526b73"/>
    </style:style>
    <style:style style:name="P53" style:family="paragraph" style:parent-style-name="Standard">
      <style:text-properties fo:language="es" fo:country="ES" officeooo:rsid="0059467c" officeooo:paragraph-rsid="0059467c"/>
    </style:style>
    <style:style style:name="P54" style:family="paragraph" style:parent-style-name="Standard">
      <style:text-properties fo:language="es" fo:country="ES" officeooo:rsid="001a845b" officeooo:paragraph-rsid="004a1475"/>
    </style:style>
    <style:style style:name="P55" style:family="paragraph" style:parent-style-name="Standard">
      <style:text-properties fo:language="es" fo:country="ES" officeooo:rsid="0016276b" officeooo:paragraph-rsid="0045e4da"/>
    </style:style>
    <style:style style:name="P56" style:family="paragraph" style:parent-style-name="Standard">
      <style:text-properties fo:language="es" fo:country="ES" officeooo:rsid="0019c8e5" officeooo:paragraph-rsid="00490131"/>
    </style:style>
    <style:style style:name="P57" style:family="paragraph" style:parent-style-name="Standard">
      <style:text-properties fo:language="es" fo:country="ES" officeooo:rsid="0019c8e5" officeooo:paragraph-rsid="006f05e3"/>
    </style:style>
    <style:style style:name="P58" style:family="paragraph" style:parent-style-name="Standard">
      <style:text-properties fo:language="es" fo:country="ES" officeooo:rsid="0019c8e5" officeooo:paragraph-rsid="0070c04e"/>
    </style:style>
    <style:style style:name="P59" style:family="paragraph" style:parent-style-name="Standard">
      <style:text-properties fo:language="es" fo:country="ES" officeooo:rsid="0019c8e5" officeooo:paragraph-rsid="0045e4da"/>
    </style:style>
    <style:style style:name="P60" style:family="paragraph" style:parent-style-name="Standard">
      <style:text-properties fo:language="es" fo:country="ES" officeooo:paragraph-rsid="00490131"/>
    </style:style>
    <style:style style:name="P61" style:family="paragraph" style:parent-style-name="Standard">
      <style:text-properties fo:language="es" fo:country="ES" officeooo:rsid="0017e6b6" officeooo:paragraph-rsid="0074fa29"/>
    </style:style>
    <style:style style:name="P62" style:family="paragraph" style:parent-style-name="Standard">
      <style:text-properties fo:language="pt" fo:country="BR" officeooo:rsid="00676c9d" officeooo:paragraph-rsid="00676c9d"/>
    </style:style>
    <style:style style:name="P63" style:family="paragraph" style:parent-style-name="Standard">
      <style:paragraph-properties fo:margin-left="0in" fo:margin-right="0in" fo:text-indent="0in" style:auto-text-indent="false"/>
      <style:text-properties fo:language="pt" fo:country="BR" officeooo:paragraph-rsid="00454b8e"/>
    </style:style>
    <style:style style:name="P64" style:family="paragraph" style:parent-style-name="Heading_20_1">
      <style:text-properties fo:language="es" fo:country="ES"/>
    </style:style>
    <style:style style:name="P65" style:family="paragraph" style:parent-style-name="Heading_20_1">
      <style:text-properties fo:language="es" fo:country="ES" officeooo:paragraph-rsid="004c5e9d"/>
    </style:style>
    <style:style style:name="P66" style:family="paragraph" style:parent-style-name="Heading_20_1">
      <style:text-properties fo:language="pt" fo:country="BR"/>
    </style:style>
    <style:style style:name="P67" style:family="paragraph" style:parent-style-name="Inside_20_Title" style:master-page-name="Convert_20_1">
      <style:paragraph-properties style:page-number="1"/>
      <style:text-properties fo:language="es" fo:country="ES"/>
    </style:style>
    <style:style style:name="P68"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16276b"/>
    </style:style>
    <style:style style:name="T3" style:family="text">
      <style:text-properties fo:language="es" fo:country="ES" fo:font-weight="bold" style:font-weight-asian="bold" style:font-weight-complex="bold"/>
    </style:style>
    <style:style style:name="T4" style:family="text">
      <style:text-properties fo:language="es" fo:country="ES" fo:font-weight="bold" officeooo:rsid="00454b8e" style:font-weight-asian="bold" style:font-weight-complex="bold"/>
    </style:style>
    <style:style style:name="T5" style:family="text">
      <style:text-properties fo:language="es" fo:country="ES" officeooo:rsid="004c5e9d"/>
    </style:style>
    <style:style style:name="T6" style:family="text">
      <style:text-properties fo:language="es" fo:country="ES" style:language-complex="en" style:country-complex="US"/>
    </style:style>
    <style:style style:name="T7" style:family="text">
      <style:text-properties fo:language="es" fo:country="ES" officeooo:rsid="00546b47" style:language-complex="en" style:country-complex="US"/>
    </style:style>
    <style:style style:name="T8" style:family="text">
      <style:text-properties fo:language="es" fo:country="ES" officeooo:rsid="00546b47"/>
    </style:style>
    <style:style style:name="T9" style:family="text">
      <style:text-properties fo:language="es" fo:country="ES" officeooo:rsid="00555e7e"/>
    </style:style>
    <style:style style:name="T10" style:family="text">
      <style:text-properties fo:language="es" fo:country="ES" officeooo:rsid="00567a76"/>
    </style:style>
    <style:style style:name="T11" style:family="text">
      <style:text-properties fo:language="pt" fo:country="BR"/>
    </style:style>
    <style:style style:name="T12" style:family="text">
      <style:text-properties fo:language="pt" fo:country="BR" officeooo:rsid="001b8ad9"/>
    </style:style>
    <style:style style:name="T13" style:family="text">
      <style:text-properties fo:language="pt" fo:country="BR" officeooo:rsid="004399fe"/>
    </style:style>
    <style:style style:name="T14" style:family="text">
      <style:text-properties fo:language="pt" fo:country="BR" officeooo:rsid="004399fe" fo:background-color="#ffff00" loext:char-shading-value="0"/>
    </style:style>
    <style:style style:name="T15" style:family="text">
      <style:text-properties fo:language="pt" fo:country="BR" officeooo:rsid="0019c8e5"/>
    </style:style>
    <style:style style:name="T16" style:family="text">
      <style:text-properties fo:font-weight="bold" style:font-weight-asian="bold"/>
    </style:style>
    <style:style style:name="T17" style:family="text">
      <style:text-properties officeooo:rsid="0017e6b6"/>
    </style:style>
    <style:style style:name="T18" style:family="text">
      <style:text-properties officeooo:rsid="0019c8e5"/>
    </style:style>
    <style:style style:name="T19" style:family="text">
      <style:text-properties officeooo:rsid="001b8ad9"/>
    </style:style>
    <style:style style:name="T20" style:family="text">
      <style:text-properties officeooo:rsid="001e464c"/>
    </style:style>
    <style:style style:name="T21" style:family="text">
      <style:text-properties officeooo:rsid="001e76d8"/>
    </style:style>
    <style:style style:name="T22" style:family="text">
      <style:text-properties officeooo:rsid="001e8326"/>
    </style:style>
    <style:style style:name="T23" style:family="text">
      <style:text-properties officeooo:rsid="00221a88"/>
    </style:style>
    <style:style style:name="T24" style:family="text">
      <style:text-properties officeooo:rsid="0027438b"/>
    </style:style>
    <style:style style:name="T25" style:family="text">
      <style:text-properties officeooo:rsid="002c2708"/>
    </style:style>
    <style:style style:name="T26" style:family="text">
      <style:text-properties officeooo:rsid="002c847b"/>
    </style:style>
    <style:style style:name="T27" style:family="text">
      <style:text-properties officeooo:rsid="002f588a"/>
    </style:style>
    <style:style style:name="T28" style:family="text">
      <style:text-properties officeooo:rsid="00337dbe"/>
    </style:style>
    <style:style style:name="T29" style:family="text">
      <style:text-properties officeooo:rsid="0016276b"/>
    </style:style>
    <style:style style:name="T30" style:family="text">
      <style:text-properties officeooo:rsid="00349314"/>
    </style:style>
    <style:style style:name="T31" style:family="text">
      <style:text-properties officeooo:rsid="00367c4c"/>
    </style:style>
    <style:style style:name="T32" style:family="text">
      <style:text-properties officeooo:rsid="00398936"/>
    </style:style>
    <style:style style:name="T33" style:family="text">
      <style:text-properties officeooo:rsid="003ad884"/>
    </style:style>
    <style:style style:name="T34" style:family="text">
      <style:text-properties officeooo:rsid="003d0b03"/>
    </style:style>
    <style:style style:name="T35" style:family="text">
      <style:text-properties officeooo:rsid="0040ddae"/>
    </style:style>
    <style:style style:name="T36" style:family="text">
      <style:text-properties officeooo:rsid="00454b8e"/>
    </style:style>
    <style:style style:name="T37" style:family="text">
      <style:text-properties officeooo:rsid="004b2ecf"/>
    </style:style>
    <style:style style:name="T38" style:family="text">
      <style:text-properties officeooo:rsid="004c5e9d"/>
    </style:style>
    <style:style style:name="T39" style:family="text">
      <style:text-properties officeooo:rsid="004dd118"/>
    </style:style>
    <style:style style:name="T40" style:family="text">
      <style:text-properties officeooo:rsid="0050e1a5"/>
    </style:style>
    <style:style style:name="T41" style:family="text">
      <style:text-properties officeooo:rsid="00546b47"/>
    </style:style>
    <style:style style:name="T42" style:family="text">
      <style:text-properties officeooo:rsid="005ef103"/>
    </style:style>
    <style:style style:name="T43" style:family="text">
      <style:text-properties officeooo:rsid="006034fc"/>
    </style:style>
    <style:style style:name="T44" style:family="text">
      <style:text-properties officeooo:rsid="006cf19b"/>
    </style:style>
    <style:style style:name="T45" style:family="text">
      <style:text-properties officeooo:rsid="006e0568"/>
    </style:style>
    <style:style style:name="T46" style:family="text">
      <style:text-properties officeooo:rsid="006e9e10"/>
    </style:style>
    <style:style style:name="T47" style:family="text">
      <style:text-properties officeooo:rsid="0074fa29"/>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ext:s/></text:p>
          </table:table-cell>
          <table:table-cell table:style-name="Table1.A1" office:value-type="string">
            <text:p text:style-name="P48">Pablo Sanchez Redondo</text:p>
            <text:p text:style-name="P48">David Palomo Marcos</text:p>
            <text:p text:style-name="P48">Antonio Solana Vera</text:p>
          </table:table-cell>
          <table:table-cell table:style-name="Table1.C1" office:value-type="string">
            <text:p text:style-name="Company_20_Information"><text:span text:style-name="Company_20_Information_20_Italic_20_Char"><text:span text:style-name="T7">pablo.sanchezredondo</text:span></text:span><text:span text:style-name="Company_20_Information_20_Italic_20_Char"><text:span text:style-name="T6">@estudiante.uam.es</text:span></text:span></text:p>
            <text:p text:style-name="Company_20_Information"><text:a xlink:type="simple" xlink:href="mailto:david.palomo@estudiante.uam.es" text:style-name="Internet_20_link" text:visited-style-name="Visited_20_Internet_20_Link"><text:span text:style-name="Company_20_Information_20_Italic_20_Char"><text:span text:style-name="T41">david.palomo</text:span></text:span></text:a><text:a xlink:type="simple" xlink:href="mailto:david.palomo@estudiante.uam.es" text:style-name="Internet_20_link" text:visited-style-name="Visited_20_Internet_20_Link"><text:span text:style-name="Company_20_Information_20_Italic_20_Char">@estudiante.uam.es</text:span></text:a></text:p>
            <text:p text:style-name="P49"><text:span text:style-name="Company_20_Information_20_Italic_20_Char"><text:span text:style-name="T41">antonio.solana@estudiante.uam.es</text:span></text:span></text:p>
          </table:table-cell>
        </table:table-row>
      </table:table>
      <text:p text:style-name="P45">DOCUMENTO DE ANÁLISIS DE REQUISITOS</text:p>
      <text:p text:style-name="P46">Aplicación: <text:span text:style-name="T41">Spaguetti &amp; Meatballs MP3</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text:span text:style-name="T41">2019</text:span></text:p>
      <text:p text:style-name="P67">1. Introducción</text:p>
      <text:h text:style-name="P65" text:outline-level="1">1.1 Propósito del sistema</text:h>
      <text:p text:style-name="P18"/>
      <text:p text:style-name="P39"><text:span text:style-name="T2"><text:tab/>La aplicación permitirá a los usuarios compartir </text:span><text:span text:style-name="T10">audios</text:span><text:span text:style-name="T2"> </text:span><text:span text:style-name="T8">y escuchar</text:span><text:span text:style-name="T2"> </text:span><text:span text:style-name="T10">los </text:span><text:span text:style-name="T9">de </text:span><text:span text:style-name="T2">otros usuarios </text:span><text:span text:style-name="T5">en un local destinado para este fin</text:span><text:span text:style-name="T2">.</text:span></text:p>
      <text:p text:style-name="P4"/>
      <text:h text:style-name="P64" text:outline-level="1">1.2 áMBITO del sistema</text:h>
      <text:p text:style-name="P4"/>
      <text:p text:style-name="P19"><text:tab/>Los usuarios utilizan un ordenador concreto <text:span text:style-name="T37">ubicado en un local </text:span>para dejar en él sus audios y que otros <text:span text:style-name="T37">usuarios </text:span>puedan escucharlos. El sistema queda limitado de forma local: no se accede a <text:s/><text:span text:style-name="T38">través de</text:span> internet, <text:span text:style-name="T38">ni se permite a los usuarios sacar o guardar los audios fuera del sistema.</text:span> </text:p>
      <text:p text:style-name="P52"><text:tab/>No es necesaria la implementacion del sistema de pagos ni la librería de reproduccion de los MP3.</text:p>
      <text:p text:style-name="P4"/>
      <text:h text:style-name="P64" text:outline-level="1">1.3 OBJETIVOS y criterios de éxito del proyecto</text:h>
      <text:p text:style-name="P4"/>
      <text:p text:style-name="P53"><text:tab/>Hacer un programa con una interfaz agradeble e intuitiva que nos permita agregar y buscar audios de forma rapida y permitir la creacion de albumes y listas de forma simple. Todo esto debe ser posible mientras reproducimos musica.</text:p>
      <text:p text:style-name="P33"><text:tab/><text:span text:style-name="T42">Se considerara que la interfaz es intuitiva si un usuario que no la ha usado nunca puede usar todas las funciones del programa sin necesidad de un tutorial o alguna ayuda externa.</text:span></text:p>
      <text:p text:style-name="P33"><text:tab/><text:span text:style-name="T43">Consideramos que una busqueda “rapida” debe ser de menos de 2 segundos.</text:span></text:p>
      <text:h text:style-name="P64" text:outline-level="1">1.4 definiciones, acrónimos y abreviaturas</text:h>
      <text:p text:style-name="P4"/>
      <text:p text:style-name="P34">A los usuarios anonimos o no registrados se les llamara UNR.</text:p>
      <text:p text:style-name="P35">Cuando hablamos de usuario nos referimos al conjunto de administrador, UNR y usuarios registrados.</text:p>
      <text:p text:style-name="P34">A los nombres de usuario nos referiremos como nick.</text:p>
      <text:p text:style-name="P34">A los nombres de autor nos referiremos como nombre.</text:p>
      <text:p text:style-name="P43">2. Descripción del sistema</text:p>
      <text:h text:style-name="P64" text:outline-level="1">2.1 requisitos funcionales</text:h>
      <text:p text:style-name="P28"/>
      <text:p text:style-name="P7">2.1.1 <text:span text:style-name="T36">Usuarios anónimos</text:span></text:p>
      <text:p text:style-name="P25">- <text:span text:style-name="T33">Los UNR podrán realizar búsquedas por canción.</text:span></text:p>
      <text:p text:style-name="P16">- <text:span text:style-name="T17">Los UNR sólo podrán reproducir las canciones de una en una. No podrán reproducir ni crear álbumes ni listas de reproducción.</text:span></text:p>
      <text:p text:style-name="P16">- <text:span text:style-name="T31">Los UNR podrán registrarse. Para ello, deberán introducir un nick, una contraseña, una fecha de nacimiento, y un nombre. Se mostrará un error si un UNR quiere registrarse con un nick o nombre de autor que ya este usado por otro usuario.</text:span></text:p>
      <text:p text:style-name="P51"/>
      <text:p text:style-name="P40"><text:span text:style-name="T3">2.1.</text:span><text:span text:style-name="T4">2</text:span><text:span text:style-name="T3"> </text:span><text:span text:style-name="T4">Usuarios registrados estándar</text:span></text:p>
      <text:p text:style-name="P29">- Los usuarios registrados podrán iniciar sesión (introduciendo su nick y contraseña).</text:p>
      <text:p text:style-name="P29">- Los usuarios registrados podrán realizar búsquedas por título, autor, o título de álbum.</text:p>
      <text:p text:style-name="P16">- Los usuarios registrados podrán añadir canciones a la aplicación. Se le solicitará introducir un título para la canción, y deberá seleccionar la ruta en que se encuentre el archivo. La aplicación cargará el archivo mp3, calculará su duración y le asignará un identificador. Se asignará automáticamente el “nombre de autor” del usuario que añade el audio como “autor del audio”.</text:p>
      <text:p text:style-name="P21">- <text:span text:style-name="T23">El usuario autor de un audio podrá ver una lista de audios subidos pero que están pendientes de validar por el administrador.</text:span></text:p>
      <text:p text:style-name="P57">- <text:span text:style-name="T23">El usuario autor de un audio podrá ver las reproducciones de una cancion suya.</text:span></text:p>
      <text:p text:style-name="P58">- <text:span text:style-name="T23">El usuario autor de un audio podrá borrar el mismo.</text:span></text:p>
      <text:p text:style-name="P61">- Los usuarios registrados pueden reproducir canciones, álbumes y listas de reproducción.</text:p>
      <text:p text:style-name="P61">- Los usuarios registrados pueden <text:span text:style-name="T47">ver la longitud de</text:span> canciones, álbumes y listas de reproducción.<text:span text:style-name="T28"><text:line-break/>- Los usuarios registrados estándar podrán convertirse en usuarios premium mediante un botón u otro elemento de la interfaz. Para ello, deberán realizar un pago de una cantidad concreta (configurable) de dinero. Por otro lado, si un usuario obtiene un número concreto (configurable) de reproducciones en los audios que ha añadido, pasará a ser usuario premium sin tener que realizar el pago.</text:span></text:p>
      <text:p text:style-name="P16">- <text:span text:style-name="T32">Un usuario registrado podrá crear álbumes para agrupar sus propias canciones (solamente las que el usuario ha añadido). </text:span>Se le solicitará introducir un<text:span text:style-name="T32"> título de álbum y un año, y deberá seleccionar de entre las canciones de su autoría aquellas que quiera incluir en el álbum. Se asignará automáticamente el “nombre de autor” del usuario que crea el álbum como “autor del álbum”.</text:span></text:p>
      <text:p text:style-name="P16">- <text:span text:style-name="T40">Un usuario podrá modificar (incluir o eliminar) la lista de canciones incluidas en un álbum después de haberlo creado.</text:span></text:p>
      <text:p text:style-name="P12">- <text:span text:style-name="T34">Un usuario registrado podrá </text:span>acceder a un álbum, visualizar su título, su año, su autor y el listado de canciones que contiene el álbum.</text:p>
      <text:p text:style-name="P21">- <text:span text:style-name="T20">Los usuarios registrados podrán publicar comentarios a canciones y álbumes.</text:span></text:p>
      <text:p text:style-name="P21">- Los usuarios registrados podrán seguir a otros usuarios, y recibirán una notificación cuando los usuarios seguidos añadan nuevos audios a la plataforma.</text:p>
      <text:p text:style-name="P16">- <text:span text:style-name="T34">Un usuario registrado podrá crear listas de reproducción, en las cuales podrá incluir contenido no necesariamente de su autoría. El usuario podrá incluir canciones por separado, pero también álbumes y otras listas de reproducción. No podrá incluir canciones repetidas.</text:span></text:p>
      <text:p text:style-name="P60"><text:span text:style-name="T15">- </text:span><text:span text:style-name="T12">Los usuarios registrados podrán reportar audios si consideran que se ha producido plagio. Mientras el administrador revisa la veracidad de dicho reporte, el audio que ha sido denunciado quedará oculto (no podrá reproducirse ni aparecer en una búsqueda).</text:span></text:p>
      <text:p text:style-name="P63"/>
      <text:p text:style-name="P8">2.1.<text:span text:style-name="T36">3</text:span> <text:span text:style-name="T36">Usuarios registrados premium</text:span></text:p>
      <text:p text:style-name="P62">No tienen ninguna funcionalidad extra.</text:p>
      <text:p text:style-name="P36"/>
      <text:p text:style-name="P7">2.1.<text:span text:style-name="T36">4</text:span> <text:span text:style-name="T36">Usuario administrador del sistema</text:span></text:p>
      <text:p text:style-name="P22"><text:soft-page-break/>- <text:span text:style-name="T22">El administrador accede mediante el formulario de log-in, con su nick y contraseña. Se trata de un usuario al que se le asignarán privilegios de administrador.</text:span></text:p>
      <text:p text:style-name="P27">- <text:span text:style-name="T35">La aplicación permitirá al administrador validar todas las canciones añadidas por los usuarios. Hasta que el administrador valide el audio</text:span>, este quedará pendiente de <text:span text:style-name="T35">validación y no será accesible para el resto de usuarios.</text:span></text:p>
      <text:p text:style-name="P27">- <text:span text:style-name="T36">La aplicación permitirá al administrador calificar a un audio como “contenido no apto para menores de edad”, de forma que este audio sólo será accesible por aquellos usuarios registrados que sean mayores de 18 años y sean premium.</text:span></text:p>
      <text:p text:style-name="P27"><text:span text:style-name="T11">- </text:span><text:span text:style-name="T13">El administrador podrá inhabilitar la cuenta de un usuario (impidiendo su acceso a la aplicación) </text:span><text:span text:style-name="T14">desaparece el usuario en ese tiempo? </text:span><text:span text:style-name="T13">durante un tiempo concreto o de forma definitiva. Por ejemplo, si un usuario realiza una denuncia de plagio falsa, el administrador podrá inhabilitar su cuenta durante 30 días, mientras que si detecta que se ha producido plagio, podrá inhabilitar al culpable indefinidamente.</text:span></text:p>
      <text:p text:style-name="P51"/>
      <text:h text:style-name="P64" text:outline-level="1">2.2 requisitos NO funcionales</text:h>
      <text:p text:style-name="P4"/>
      <text:p text:style-name="P30">De compatibilidad:</text:p>
      <text:p text:style-name="P15"><text:tab/>- La aplicación debe funcionar en cualquier sistema operativo.</text:p>
      <text:p text:style-name="P15"/>
      <text:p text:style-name="P31">De accesibilidad:</text:p>
      <text:p text:style-name="P15"><text:tab/>- <text:span text:style-name="T26">La aplicación deberá estar en castellano.</text:span></text:p>
      <text:p text:style-name="P15"><text:tab/>- <text:span text:style-name="T44">Los archivos de configuracion deben ser facilmente modificables por cualquier persona.</text:span></text:p>
      <text:p text:style-name="P24"/>
      <text:p text:style-name="P24">De recursos <text:span text:style-name="T36">(a</text:span>lmacenamiento<text:span text:style-name="T36">)</text:span>:</text:p>
      <text:p text:style-name="P15"><text:tab/>- <text:span text:style-name="T21">Al apagar la aplicación, las canciones deben persistir.</text:span></text:p>
      <text:p text:style-name="P15"><text:tab/>- <text:span text:style-name="T26">La aplicación debe ser capaz de almacenar del orden de miles de canciones.</text:span></text:p>
      <text:p text:style-name="P24"><text:tab/><text:span text:style-name="T29">- Al subir una canción a la aplicación, su duración no deberá sobrepasar los 30 minutos.<text:line-break/><text:tab/>- Deberá soportar un número de usuarios total del orden de cientos de usuarios.</text:span></text:p>
      <text:p text:style-name="P24"><text:line-break/><text:span text:style-name="T30">Usabilidad: </text:span></text:p>
      <text:p text:style-name="P24"><text:tab/><text:span text:style-name="T17">- Los usuarios no registrados (anónimos) tendrán un límite máximo común de <text:tab/>reproducciones mensuales (por defecto 1000, pero ha de ser configurable).</text:span></text:p>
      <text:p text:style-name="P24"><text:tab/><text:span text:style-name="T29">- Los usuarios premium tendrán privilegios como poder reproducir canciones sin límite.</text:span></text:p>
      <text:p text:style-name="P15"><text:tab/>- <text:span text:style-name="T31">Los usuarios registrados estándar</text:span> podrán reproducir un máximo de <text:span text:style-name="T27">1000 </text:span>canciones <text:tab/>por mes. <text:span text:style-name="T27">Este número límite ha de ser configurable.</text:span></text:p>
      <text:p text:style-name="P24"><text:tab/></text:p>
      <text:p text:style-name="P26">Nosedequetipo:<text:line-break/><text:tab/><text:span text:style-name="T18">- Si el administrador invalida la subida de un audio, el autor dispone de 3 días para <text:tab/>corregir su error. Si no, el audio será eliminado.</text:span></text:p>
      <text:p text:style-name="P20"><text:tab/>- </text:p>
      <text:p text:style-name="P20"/>
      <text:p text:style-name="P32">De formato: (jijiji)</text:p>
      <text:p text:style-name="P10"><text:tab/><text:span text:style-name="T29">- El formato de los archivos de audio que añaden los usuarios será “.mp3”.</text:span></text:p>
      <text:p text:style-name="P15"/>
      <text:p text:style-name="P30">De rendimiento:</text:p>
      <text:p text:style-name="P20"><text:tab/>- <text:span text:style-name="T36">En cuanto a los tiempos de ejecución, el tiempo de respuesta de la aplicación deberá <text:tab/>ser del orden de “unos pocos segundos”.</text:span></text:p>
      <text:p text:style-name="P20"/>
      <text:p text:style-name="P42"/>
      <text:p text:style-name="P9">Wut / <text:span text:style-name="T36">No necesarios / Implicitos en otros requisitos: </text:span></text:p>
      <text:p text:style-name="P11">- El cliente proporcionará al desarrollador una librería para facilitar la implementación del reproductor de audio.</text:p>
      <text:p text:style-name="P11">- El cliente proporcionará al desarrollador una librería para facilitar la gestión de los pagos en la aplicación.</text:p>
      <text:p text:style-name="P13">- <text:span text:style-name="T17">El desarrollador deberá elegir un nombre de la aplicación, así como el diseño del logo y la estética de la aplicación.</text:span></text:p>
      <text:p text:style-name="P14">- <text:span text:style-name="T25">La aplicación no contendrá publicidad/anuncios.</text:span></text:p>
      <text:p text:style-name="P17">- <text:span text:style-name="T18">Todos los usuarios pueden acceder a todos los audios que han sido compartidos. Excepciones: a) si el administrador no ha autorizado la subida de un audio.</text:span></text:p>
      <text:p text:style-name="P23">b) <text:span text:style-name="T19">s</text:span>i el administrador recibe un reporte de plagio (el audio queda oculto hasta su verificación).</text:p>
      <text:p text:style-name="P23">c) si el contenido se cataloga como “no apto para menores”, los usuarios menores de edad y los no registrados (anónimos) no podrán acceder a él.</text:p>
      <text:p text:style-name="P17"><text:span text:style-name="T39">- Ponerlo cuando se definan los tipos de usuario:</text:span> <text:span text:style-name="T39">El u</text:span>suario no tiene por qué registrarse para usar la aplicación, <text:span text:style-name="T24">pero habrá distinción entre usuarios no registrados (anónimos, carecen de ciertas ventajas) y usuarios registrados. Los usuarios registrados serán estándar a no ser que obtengan una cuenta de usuario premium.</text:span></text:p>
      <text:p text:style-name="P37"/>
      <text:p text:style-name="P44">3. Casos de Uso</text:p>
      <text:h text:style-name="P66" text:outline-level="1">3.1 diagrama de casos de uso</text:h>
      <text:p text:style-name="P36">El diagrama de casos de uso del sistema</text:p>
      <text:h text:style-name="Heading_20_1" text:outline-level="1"><text:span text:style-name="T11">3.2 DEScripcion de </text:span><text:span text:style-name="T1">los casos de uso</text:span></text:h>
      <text:p text:style-name="P4">Detalle de los casos de uso del sistema (elige al menos 3). Utiliza la siguiente plantilla:</text:p>
      <text:p text:style-name="P4"/>
      <text:p text:style-name="P38">3.2.1. CASO DE USO &lt;NOMBRE&gt;</text:p>
      <text:p text:style-name="P4"><text:span text:style-name="T16">Actor Primario:</text:span> </text:p>
      <text:p text:style-name="P4">&lt;Lista de actores primarios&gt;</text:p>
      <text:p text:style-name="P4"><text:span text:style-name="T16">Interesados y Objetivos:</text:span> </text:p>
      <text:p text:style-name="P4">&lt;Lista de interesados y objetivos&gt;</text:p>
      <text:p text:style-name="P4"><text:span text:style-name="T16">Precondiciones:</text:span> </text:p>
      <text:p text:style-name="P4">&lt;situación necesaria para que el caso de uso pueda darse&gt;</text:p>
      <text:p text:style-name="P6">Garantía de éxito (Postcondiciones): </text:p>
      <text:p text:style-name="P4">&lt;descripción de las postcondiciones&gt;</text:p>
      <text:p text:style-name="P6">Escenario Principal de Éxito: </text:p>
      <text:p text:style-name="P4">&lt;Interacciones del escenario, numeradas&gt;</text:p>
      <text:p text:style-name="P6">Extensiones (Flujos alternativos):</text:p>
      <text:p text:style-name="P4">&lt;Escenarios excepcionales&gt;</text:p>
      <text:p text:style-name="P6">Requisitos Especiales:</text:p>
      <text:p text:style-name="P4">&lt;Lista de requisitos, probablemente no funcionales&gt;</text:p>
      <text:p text:style-name="P7">Lista de variaciones de tecnología y datos:</text:p>
      <text:p text:style-name="P4">&lt;Lista de distintas opciones tecnológicas para la funcionalidad del caso de uso&gt;</text:p>
      <text:p text:style-name="P7">Frecuencia de ocurrencia:</text:p>
      <text:p text:style-name="P4">&lt;Estimación&gt;</text:p>
      <text:p text:style-name="P7">Temas abiertos:</text:p>
      <text:p text:style-name="P4">&lt;Cuestiones que están abiertas y se plantean para resolución futura, o para considerarse en futuras versiones de la aplicación&gt;</text:p>
      <text:p text:style-name="P4"/>
      <text:p text:style-name="P4"/>
      <text:p text:style-name="P41">4. Maquetas</text:p>
      <text:p text:style-name="P4">Imágenes de las maquetas de la aplicación a construir, y cómo se navega entre ellas.</text:p>
      <text:p text:style-name="P50"/>
      <text:p text:style-name="P5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in" fo:margin-bottom="0.0555in" loext:contextual-spacing="true"/>
    </style:style>
    <style:style style:name="Numbered_20_List" style:display-name="Numbered List" style:family="paragraph" style:parent-style-name="Standard" style:list-style-name="WW8Num2">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5"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Header"/>
      </style:header>
      <style:header-first>
        <text:p text:style-name="Header"/>
      </style:header-first>
      <style:footer>
        <text:p text:style-name="Standard"><draw:frame draw:style-name="Mfr2" draw:name="Frame3" text:anchor-type="paragraph" svg:y="0.0008in" draw:z-index="4"><draw:text-box fo:min-height="0.0228in" fo:min-width="0.0161in"><text:p text:style-name="Standard"><text:page-number text:select-page="current">6</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9-02-14T11:20:12.779621461</dc:date>
    <meta:print-date>2004-02-23T11:18:00</meta:print-date>
    <meta:editing-cycles>75</meta:editing-cycles>
    <meta:editing-duration>PT14H39M19S</meta:editing-duration>
    <meta:generator>LibreOffice/6.0.7.3$Linux_X86_64 LibreOffice_project/00m0$Build-3</meta:generator>
    <meta:document-statistic meta:table-count="1" meta:image-count="0" meta:object-count="0" meta:page-count="8" meta:paragraph-count="115" meta:word-count="1553" meta:character-count="9744" meta:non-whitespace-character-count="8267"/>
    <meta:user-defined meta:name="_TemplateID">TC062071973082</meta:user-defined>
  </office:meta>
</office:document-meta>
</file>